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DejaVu Sans" svg:font-family="'DejaVu Sans'"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inherit" svg:font-family="inherit"/>
  </office:font-face-decls>
  <office:automatic-styles>
    <style:style style:name="P1" style:family="paragraph" style:parent-style-name="Standard">
      <style:text-properties officeooo:paragraph-rsid="0005d541"/>
    </style:style>
    <style:style style:name="P2" style:family="paragraph" style:parent-style-name="Standard">
      <style:paragraph-properties fo:break-before="page"/>
    </style:style>
    <style:style style:name="P3" style:family="paragraph" style:parent-style-name="Standard" style:list-style-name="Numbering_20_abc">
      <style:text-properties officeooo:rsid="0007ddfe" officeooo:paragraph-rsid="0007ddfe"/>
    </style:style>
    <style:style style:name="P4" style:family="paragraph" style:parent-style-name="Standard" style:list-style-name="Numbering_20_abc">
      <style:text-properties officeooo:rsid="00093512" officeooo:paragraph-rsid="00093512"/>
    </style:style>
    <style:style style:name="P5" style:family="paragraph" style:parent-style-name="Standard" style:list-style-name="Numbering_20_abc">
      <style:text-properties officeooo:rsid="00093512" officeooo:paragraph-rsid="000e9f32"/>
    </style:style>
    <style:style style:name="P6" style:family="paragraph" style:parent-style-name="Standard" style:list-style-name="Numbering_20_abc">
      <style:text-properties officeooo:rsid="0009a1b2" officeooo:paragraph-rsid="0009a1b2"/>
    </style:style>
    <style:style style:name="T1" style:family="text">
      <style:text-properties officeooo:rsid="0005d541"/>
    </style:style>
    <style:style style:name="T2" style:family="text">
      <style:text-properties officeooo:rsid="00093512"/>
    </style:style>
    <style:style style:name="T3" style:family="text">
      <style:text-properties officeooo:rsid="0009a1b2"/>
    </style:style>
    <style:style style:name="T4" style:family="text">
      <style:text-properties officeooo:rsid="000ae270"/>
    </style:style>
    <style:style style:name="T5" style:family="text">
      <style:text-properties officeooo:rsid="000c4841"/>
    </style:style>
    <style:style style:name="T6" style:family="text">
      <style:text-properties officeooo:rsid="000e4336"/>
    </style:style>
    <style:style style:name="T7" style:family="text">
      <style:text-properties officeooo:rsid="000e9f32"/>
    </style:style>
    <style:style style:name="T8" style:family="text">
      <style:text-properties officeooo:rsid="000ff4c9"/>
    </style:style>
    <style:style style:name="T9" style:family="text">
      <style:text-properties officeooo:rsid="0011d42b"/>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Consider the following list of information: (40 Pts)</text:p>
      <text:p text:style-name="Standard"><text:span text:style-name="T1">a.) </text:span>Launch codes sufficient to launch a nuclear missile. <text:s/>This is while the codes are being transferred to a military base and not in a time of crisis. (The government sending the codes)</text:p>
      <text:p text:style-name="Standard"><text:span text:style-name="T1">b.) </text:span>Recipe for Coca Cola stored. (The Coca Cola Company)</text:p>
      <text:p text:style-name="Standard"><text:span text:style-name="T1">c.) </text:span>"Commander, Attack at 6 AM, Tomorrow." (The Commander)</text:p>
      <text:p text:style-name="P1"><text:span text:style-name="T1">d.) </text:span>Amount Dr. Daniels is to be paid next month stored in the payroll system at Iowa State. (Iowa State University)</text:p>
      <text:p text:style-name="P1"><text:span text:style-name="T1">e.) </text:span>Identity of a person reporting local police misconduct to federal authorities. (The person reporting)</text:p>
      <text:p text:style-name="Standard"><text:span text:style-name="T1">f.) </text:span>Your password for accessplus. (You)</text:p>
      <text:p text:style-name="Standard"/>
      <text:p text:style-name="Standard">For each, consider that an attacker might compromise the security goals of Confidentiality, Integrity, or Availability of the information in some way. <text:s/>Give the most critical of those three goals to maintain as well as the least critical to maintain from the perspective of the subject identified in parentheses. Justify your answer based on the impact of the compromise. <text:s/>How does the likelihood or probability of a threat play a role in your analysis.</text:p>
      <text:p text:style-name="Standard"/>
      <text:list xml:id="list1634321308" text:style-name="Numbering_20_abc">
        <text:list-item>
          <text:p text:style-name="P3">ICA</text:p>
          <text:list>
            <text:list-item>
              <text:p text:style-name="P5">Confidentialiity is <text:span text:style-name="T7">most critical</text:span>. <text:span text:style-name="T6">If confidentiality is compromised, this would mean that the codes are read in transit, but still usable to the military base for later use. </text:span><text:span text:style-name="T9">However, this means that someone else can issue </text:span></text:p>
            </text:list-item>
            <text:list-item>
              <text:p text:style-name="P5">Integrity is <text:span text:style-name="T7">second </text:span>most critical. <text:span text:style-name="T3">If integrity </text:span><text:span text:style-name="T4">is compromised, this </text:span><text:span text:style-name="T5">would mean that the codes are modified in transit and thus unusable to launch of missiles if needed later. </text:span><text:span text:style-name="T6">So, if a time of crisis occurs later, then the missiles are unusable. </text:span><text:span text:style-name="T7">However, the cases of crisis for militaries to use nuclear weapons is historically infrequent </text:span><text:span text:style-name="T8">ie never have we </text:span><text:span text:style-name="T9">actual had nuclear war. So this is still important, but the </text:span></text:p>
            </text:list-item>
            <text:list-item>
              <text:p text:style-name="P4">Availability is least critical. <text:span text:style-name="T6">If availability is compromised, this would be a wire breaking or a connection failing to transfer the codes in some way. This means that another attempt would be needed to send the codes. Since it is not time sensitive to send them, very little damage is done by this making availability the lowest priority. </text:span></text:p>
            </text:list-item>
          </text:list>
        </text:list-item>
        <text:list-item>
          <text:p text:style-name="P3">CIA</text:p>
          <text:list>
            <text:list-item>
              <text:p text:style-name="P3"/>
            </text:list-item>
          </text:list>
        </text:list-item>
        <text:list-item>
          <text:p text:style-name="P3">C<text:span text:style-name="T2">AI</text:span></text:p>
          <text:list>
            <text:list-item>
              <text:p text:style-name="P3"/>
            </text:list-item>
          </text:list>
        </text:list-item>
        <text:list-item>
          <text:p text:style-name="P3">IAC</text:p>
          <text:list>
            <text:list-item>
              <text:p text:style-name="P3"/>
            </text:list-item>
          </text:list>
        </text:list-item>
        <text:list-item>
          <text:p text:style-name="P3">CIA/<text:span text:style-name="T2">CAI</text:span></text:p>
          <text:list>
            <text:list-item>
              <text:p text:style-name="P6">Confidentiality is most critical. If confidentiality is compromised </text:p>
            </text:list-item>
            <text:list-item>
              <text:p text:style-name="P6">Availability and Integrity both are not important</text:p>
            </text:list-item>
          </text:list>
        </text:list-item>
        <text:list-item>
          <text:p text:style-name="P3">CIA</text:p>
          <text:list>
            <text:list-item>
              <text:p text:style-name="P3"/>
            </text:list-item>
          </text:list>
        </text:list-item>
      </text:list>
      <text:p text:style-name="P2">(15 pts) 2. Read "Reflections on Trusting Trust (Links to an external site.) Article." <text:s/>as well as the Trusted Computing Base (Links to an external site.) <text:s/>(TCB) Article from Wikipedia. <text:s/>Keep in mind that the TCB is made up of the elements of the system that are included with the shipped system.</text:p>
      <text:p text:style-name="Standard"/>
      <text:p text:style-name="Standard">a. Would the login program that Thompson describes be part of a system's TCB? <text:s/>Why or Why not? <text:s/></text:p>
      <text:p text:style-name="Standard"/>
      <text:p text:style-name="Standard">b. Would the compiler be part of the TCB? Why or Why not? <text:s/></text:p>
      <text:p text:style-name="Standard"/>
      <text:p text:style-name="Standard">c. Would the modified login program at the end of the Thompson article be considered trusted if part of the TCB? <text:s/>Is it trustworthy?</text:p>
      <text:p text:style-name="Standard"/>
      <text:p text:style-name="Standard"><text:s/></text:p>
      <text:p text:style-name="Standard"/>
      <text:p text:style-name="Standard"/>
      <text:p text:style-name="P2">(15 pts) 3. Why is non-repudiation important for:</text:p>
      <text:p text:style-name="Standard"/>
      <text:p text:style-name="Standard">a. e-bay auctions</text:p>
      <text:p text:style-name="Standard"/>
      <text:p text:style-name="Standard">b. online gambling</text:p>
      <text:p text:style-name="Standard"/>
      <text:p text:style-name="Standard">c. certified mail (non-electronic)</text:p>
      <text:p text:style-name="Standard"/>
      <text:p text:style-name="Standard">(30 pts) 4. Find an example of a specific vulnerability in a specific software using the CVE (cve.mitre.org). </text:p>
      <text:p text:style-name="Standard"/>
      <text:p text:style-name="Standard">a. Describe the flaw or condition that creates the vulnerability. <text:s/></text:p>
      <text:p text:style-name="Standard"/>
      <text:p text:style-name="Standard">b. Describe an attack against the vulnerability. (What needs to be done to exploit it.)</text:p>
      <text:p text:style-name="Standard"/>
      <text:p text:style-name="Standard">c. Find a matching weakness in the CWE (cwe.mitre.org) and describe the general weakness and how it relates to the vulnerability</text:p>
      <text:p text:style-name="Standard"/>
      <text:p text:style-name="Standard">Include the URLs of any links to the vulnerability you choose. <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DejaVu Sans" svg:font-family="'DejaVu Sans'"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8-29T12:12:00.311776515</meta:creation-date>
    <dc:date>2022-08-29T13:58:31.809498074</dc:date>
    <meta:editing-duration>PT24M55S</meta:editing-duration>
    <meta:editing-cycles>6</meta:editing-cycles>
    <meta:generator>LibreOffice/7.3.5.2$FreeBSD_X86_64 LibreOffice_project/30$Build-2</meta:generator>
    <meta:document-statistic meta:table-count="0" meta:image-count="0" meta:object-count="0" meta:page-count="3" meta:paragraph-count="37" meta:word-count="578" meta:character-count="3381" meta:non-whitespace-character-count="2828"/>
  </office:meta>
</office:document-meta>
</file>